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25a" officeooo:paragraph-rsid="0007325a"/>
    </style:style>
    <style:style style:name="P2" style:family="paragraph" style:parent-style-name="Standard">
      <style:text-properties officeooo:rsid="0008c1dd" officeooo:paragraph-rsid="0008c1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eambuła</text:p>
      <text:p text:style-name="P2"/>
      <text:p text:style-name="P2">Litwo! Ojczyzno moja! Ty jesteś jak Lorem ipsum odio nemo odio eveniet consequatur. Et culpa consequatur officiis eos. Suscipit qui quo quidem non voluptatum id sit nihil. Eum officia rem eius aliquam. Illo voluptate aut et ea voluptatem esse. Debitis quo quis adipisci odio ducimus maxime neque quo.</text:p>
      <text:p text:style-name="P2"/>
      <text:p text:style-name="P2">Vero consequatur quas exercitationem et aperiam. Hic eos eum consectetur. Odio eos odio laudantium. Iusto eveniet pariatur sit provident maiores.</text:p>
      <text:p text:style-name="P2"/>
      <text:p text:style-name="P2">Aliquid harum vitae illum qui recusandae. Atque aut nihil eveniet sint et culpa nihil voluptatem. Sit dolorem non qui facere. Rem sint deserunt dolore assumenda.</text:p>
      <text:p text:style-name="P2"/>
      <text:p text:style-name="P2">Omnis nostrum libero autem. Voluptates error quis sapiente quidem placeat explicabo. Consequatur doloribus molestias sapiente dolores dicta rerum harum temporibus.</text:p>
      <text:p text:style-name="P2"/>
      <text:p text:style-name="P2">Soluta esse perferendis eligendi. Eveniet laboriosam incidunt asperiores fugit voluptatem ut ut possimus. Possimus aperiam aliquid soluta. Iste incidunt qui blanditiis aut et aut eveniet est.</text:p>
      <text:p text:style-name="P2"/>
      <text:p text:style-name="P2">## Nagłówek 2</text:p>
      <text:p text:style-name="P2"/>
      <text:p text:style-name="P2">ITD IT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21:03:38.538917460</meta:creation-date>
    <meta:generator>LibreOffice/5.2.4.1$Linux_X86_64 LibreOffice_project/20m0$Build-1</meta:generator>
    <dc:date>2016-12-28T16:32:16.774011405</dc:date>
    <meta:editing-duration>PT1M10S</meta:editing-duration>
    <meta:editing-cycles>5</meta:editing-cycles>
    <meta:document-statistic meta:table-count="0" meta:image-count="0" meta:object-count="0" meta:page-count="1" meta:paragraph-count="8" meta:word-count="146" meta:character-count="991" meta:non-whitespace-character-count="853"/>
  </office:meta>
</office:document-meta>
</file>